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2])" office:value-type="float" office:value="85.55" calcext:value-type="float">
            <text:p>85,55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]*[.E5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]*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E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6]*[.E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3" calcext:value-type="float">
            <text:p>10,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.3" calcext:value-type="float">
            <text:p>10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7">00/00/0000</text:date>, <text:time style:data-style-name="N2" text:time-value="19:42:04.214221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09-07T19:46:36.177742490</dc:date>
    <meta:editing-duration>P8DT10H7M29S</meta:editing-duration>
    <meta:editing-cycles>16</meta:editing-cycles>
    <meta:generator>LibreOffice/5.1.6.2$Linux_X86_64 LibreOffice_project/10m0$Build-2</meta:generator>
    <meta:document-statistic meta:table-count="1" meta:cell-count="897" meta:object-count="0"/>
  </office:meta>
</office:document-meta>
</file>